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 Sans Condensed" svg:font-family="'Open Sans Condensed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Regular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style:rel-width="100%" table:align="center" style:shadow="none" style:may-break-between-rows="true" table:border-model="collapsing"/>
    </style:style>
    <style:style style:name="Table1.A" style:family="table-column">
      <style:table-column-properties style:column-width="3.25in" style:rel-column-width="468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style:min-row-height="0.4in"/>
    </style:style>
    <style:style style:name="Table1.A2" style:family="table-cell">
      <style:table-cell-properties style:vertical-align="" fo:background-color="#eeeeee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" fo:background-color="#eeeeee" fo:padding="0in" fo:border-left="none" fo:border-right="0.75pt solid #009353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" fo:background-color="#eeeeee" fo:padding="0in" fo:border-left="none" fo:border-right="0.75pt solid #009353" fo:border-top="none" fo:border-bottom="none" style:writing-mode="page">
        <style:background-image/>
      </style:table-cell-properties>
    </style:style>
    <style:style style:name="Table1.A4" style:family="table-cell">
      <style:table-cell-properties style:vertical-align="" fo:background-color="#eeeeee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4" style:family="table-cell">
      <style:table-cell-properties style:vertical-align="" fo:background-color="#eeeeee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First_20_paragraph">
      <style:paragraph-properties fo:text-align="center" style:justify-single-word="false"/>
      <style:text-properties style:font-name="Open Sans ExtraBold" fo:font-size="16pt" officeooo:paragraph-rsid="001ea246" style:font-size-asian="16pt" style:font-size-complex="16pt"/>
    </style:style>
    <style:style style:name="P2" style:family="paragraph" style:parent-style-name="Author">
      <style:text-properties style:font-name="Open Sans ExtraBold"/>
    </style:style>
    <style:style style:name="P3" style:family="paragraph" style:parent-style-name="Heading_20_1">
      <style:text-properties style:font-name="Open Sans ExtraBold"/>
    </style:style>
    <style:style style:name="P4" style:family="paragraph" style:parent-style-name="First_20_paragraph">
      <style:text-properties style:font-name="Open Sans ExtraBold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Cantarell"/>
    </style:style>
    <style:style style:name="P6" style:family="paragraph" style:parent-style-name="Heading_20_2">
      <style:text-properties style:font-name="Open Sans ExtraBold"/>
    </style:style>
    <style:style style:name="P7" style:family="paragraph" style:parent-style-name="First_20_paragraph">
      <style:text-properties style:font-name="Cantarell"/>
    </style:style>
    <style:style style:name="P8" style:family="paragraph" style:parent-style-name="Text_20_body">
      <style:text-properties style:font-name="Open Sans ExtraBold"/>
    </style:style>
    <style:style style:name="P9" style:family="paragraph" style:parent-style-name="Text_20_body">
      <style:text-properties style:font-name="Cantarell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style:font-name="Cantarell"/>
    </style:style>
    <style:style style:name="P11" style:family="paragraph" style:parent-style-name="First_20_paragraph">
      <style:text-properties style:font-name="Open Sans ExtraBold" fo:font-weight="bold" style:font-weight-asian="bold" style:font-weight-complex="bold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style:font-name="Cantarell"/>
    </style:style>
    <style:style style:name="P1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style:font-name="Cantarell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style:font-name="Cantarell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style:font-name="Cantarell"/>
    </style:style>
    <style:style style:name="P18" style:family="paragraph">
      <style:paragraph-properties fo:text-align="center"/>
    </style:style>
    <style:style style:name="P19" style:family="paragraph" style:parent-style-name="Text_20_body">
      <style:text-properties style:font-name="Open Sans ExtraBold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Open Sans ExtraBold" fo:font-weight="bold" style:font-weight-asian="bold" style:font-weight-complex="bold"/>
    </style:style>
    <style:style style:name="P21" style:family="paragraph" style:parent-style-name="Text_20_body" style:list-style-name="L7">
      <style:paragraph-properties fo:margin-top="0in" fo:margin-bottom="0in" style:contextual-spacing="false"/>
      <style:text-properties style:font-name="Cantarell"/>
    </style:style>
    <style:style style:name="P22" style:family="paragraph" style:parent-style-name="Footnote"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89b17"/>
    </style:style>
    <style:style style:name="T5" style:family="text">
      <style:text-properties fo:background-color="#ffff00" loext:char-shading-value="0"/>
    </style:style>
    <style:style style:name="T6" style:family="text">
      <style:text-properties style:font-name="Open Sans ExtraBold" fo:font-weight="bold" style:font-weight-asian="bold" style:font-weight-complex="bold"/>
    </style:style>
    <style:style style:name="T7" style:family="text">
      <style:text-properties style:font-name="Open Sans Extra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5a6d0"/>
    </style:style>
    <style:style style:name="T10" style:family="text">
      <style:text-properties officeooo:rsid="0012c972"/>
    </style:style>
    <style:style style:name="T11" style:family="text">
      <style:text-properties officeooo:rsid="0011a9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draw:marker-start-width="0.05in" draw:marker-end-width="0.05in" draw:textarea-vertical-align="middle" draw:auto-grow-height="false" fo:min-height="0.2161in" fo:min-width="0.5807in" fo:padding-top="0.0008in" fo:padding-bottom="0.0008in" fo:padding-left="0.0008in" fo:padding-right="0.0008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History of The Adventures of Joseph Andrews and his Friend Mr Abraham Adams</text:p>
      <text:p text:style-name="P2"><text:span text:style-name="T1">Henry Fielding</text:span></text:p>
      <text:h text:style-name="P3" text:outline-level="1" text:is-list-header="true"><text:bookmark-start text:name="preface"/>Preface<text:bookmark-end text:name="preface"/></text:h>
      <text:p text:style-name="P4"><text:span text:style-name="T2">Q/ Why Did Henry Wrote preface</text:span>?</text:p>
      <text:list text:style-name="L1">
        <text:list-item>
          <text:p text:style-name="P5">it was a common practice back then for writers to write a preface.</text:p>
        </text:list-item>
        <text:list-item>
          <text:p text:style-name="P5">to avoid censorship and provide justification.</text:p>
        </text:list-item>
        <text:list-item>
          <text:p text:style-name="P5">because he was writing a new species of literature and needed a guide for English readers.</text:p>
        </text:list-item>
      </text:list>
      <text:h text:style-name="P6" text:outline-level="2"><text:bookmark-start text:name="homer-and-epics"/>Homer and Epics<text:bookmark-end text:name="homer-and-epics"/></text:h>
      <text:p text:style-name="P7">Henry is influenced by Homer, which was a poet who wrote Epics, epics features extend actions over a long period of time, and variety of characters, all epics were written in metre (verse).</text:p>
      <text:p text:style-name="P8"><text:span text:style-name="T2">Q/ Despite Henry work not containing metre, he called it Epic</text:span>?</text:p>
      <text:p text:style-name="P9">Henry believed its reasonable to call his work an epic because it contains all the epic parts (fable, action, characters, sentiments, and diction) expect the metre (verse).</text:p>
      <text:h text:style-name="P6" text:outline-level="2"><text:bookmark-start text:name="henry-theory-of-novel"/>Henry theory of novel<text:bookmark-end text:name="henry-theory-of-novel"/></text:h>
      <text:p text:style-name="P7">Henry called his work <text:span text:style-name="T3">comic romance</text:span> or <text:span text:style-name="T4">c</text:span><text:span text:style-name="T3">omic </text:span><text:span text:style-name="T4">e</text:span><text:span text:style-name="T3">pic poem in prose</text:span>, it is a <text:span text:style-name="T5">parody made to critique Pamela by Samuel Richardson</text:span>.</text:p>
      <text:p text:style-name="P9">Henry made another work before it called <text:span text:style-name="T3">Shamela</text:span> which was a direct attack to Pamela by Samuel Richardson.</text:p>
      <text:p text:style-name="P9">A parody: is a work that is designed to imitate, mock, critique its subject, often in a <text:span text:style-name="T5">corrective way</text:span>.</text:p>
      <text:p text:style-name="P9"><text:span text:style-name="T6">Q/ Explain the significance of the phrase (Comic Epic Poem in Prose)?</text:span><text:line-break/><text:span text:style-name="T6">Q/ Why did Henry called his work (Comic Epic Poem in Prose)?</text:span><text:span text:style-name="T7">.</text:span></text:p>
      <text:list text:style-name="L2">
        <text:list-item>
          <text:p text:style-name="P10">Comic: because his work dealt with inferior characters and it was parody.</text:p>
        </text:list-item>
        <text:list-item>
          <text:p text:style-name="P10">Epic: because it had extend actions and variety of characters.</text:p>
        </text:list-item>
        <text:list-item>
          <text:p text:style-name="P10">Poem: because all epics before his work was written in verse.</text:p>
        </text:list-item>
        <text:list-item>
          <text:p text:style-name="P10">Prose: because the work isn’t written in verse.</text:p>
        </text:list-item>
      </text:list>
      <text:p text:style-name="P11">Q/ How comic romance differ from comedy?</text:p>
      <text:list text:style-name="L3">
        <text:list-item>
          <text:p text:style-name="P12">its action being more extended and comprehensive.</text:p>
        </text:list-item>
        <text:list-item>
          <text:p text:style-name="P12"><text:soft-page-break/>containing a much larger circle of accident.</text:p>
        </text:list-item>
        <text:list-item>
          <text:p text:style-name="P12">variety of characters.</text:p>
        </text:list-item>
      </text:list>
      <text:p text:style-name="P11">Q/ Difference between comic romance and serious romance?</text:p>
      <table:table table:name="Table1" table:style-name="Table1" table:template-name="Box List Green">
        <table:table-column table:style-name="Table1.A" table:number-columns-repeated="2"/>
        <table:table-row table:style-name="Table1.1">
          <table:table-cell table:style-name="Table1.A1" office:value-type="string">
            <text:p text:style-name="P13">Comic Romance</text:p>
          </table:table-cell>
          <table:table-cell table:style-name="Table1.B1" office:value-type="string">
            <text:p text:style-name="P13">Serious Romance</text:p>
          </table:table-cell>
        </table:table-row>
        <table:table-row table:style-name="Table1.2">
          <table:table-cell table:style-name="Table1.A2" office:value-type="string">
            <text:p text:style-name="P14">Light and ridiculous in its fable<text:note text:id="ftn1" text:note-class="footnote"><text:note-citation>1</text:note-citation><text:note-body><text:p text:style-name="Footnote">A story which teaches a moral lesson.</text:p></text:note-body></text:note> and actions.</text:p>
          </table:table-cell>
          <table:table-cell table:style-name="Table1.B2" office:value-type="string">
            <text:p text:style-name="P14">Grave and solemn its fable and actions.</text:p>
          </table:table-cell>
        </table:table-row>
        <table:table-row table:style-name="Table1.2">
          <table:table-cell table:style-name="Table1.A2" office:value-type="string">
            <text:p text:style-name="P14">It introduce characters of inferior rank and manner.</text:p>
          </table:table-cell>
          <table:table-cell table:style-name="Table1.B3" office:value-type="string">
            <text:p text:style-name="P14">Sets the highest before us (person of high rank).</text:p>
          </table:table-cell>
        </table:table-row>
        <table:table-row table:style-name="Table1.2">
          <table:table-cell table:style-name="Table1.A4" office:value-type="string">
            <text:p text:style-name="P14">Its sentiment and diction<text:note text:id="ftn2" text:note-class="footnote"><text:note-citation>2</text:note-citation><text:note-body><text:p text:style-name="Footnote">The choice and use of words.</text:p></text:note-body></text:note> are ludicrous.</text:p>
          </table:table-cell>
          <table:table-cell table:style-name="Table1.B4" office:value-type="string">
            <text:p text:style-name="P14">Its sentiment and diction are sublime.</text:p>
          </table:table-cell>
        </table:table-row>
      </table:table>
      <text:h text:style-name="P6" text:outline-level="2"><text:bookmark-start text:name="henry-use-of-burlesque"/>Henry use of burlesque<text:bookmark-end text:name="henry-use-of-burlesque"/></text:h>
      <text:p text:style-name="P7">Henry uses burlesque in his <text:span text:style-name="T3">diction</text:span> only, he doesn’t use it in other ways because it deforms human nature, Henry distinguishes burlesque from comic, for the two are widely different.</text:p>
      <text:p text:style-name="P9">Henry compares burlesque to Carictura saying they are the same, Carictura is used in painting to exhibit monsters not men, it exaggerated the subject features in unnatural way. <text:span text:style-name="T5">What Carictura in painting burlesque is in writing</text:span>.</text:p>
      <text:p text:style-name="P8"><text:span text:style-name="T2">Q/ How does burlesque differ from comic?</text:span>.</text:p>
      <text:p text:style-name="P9">Burlesque: is the exhibition of what is monstrous and unnatural, and the delight comes from the surprising absurdity.</text:p>
      <text:p text:style-name="P9">Comic: deals with inferior (ordinary) characters, derived from nature.</text:p>
      <text:h text:style-name="P6" text:outline-level="2"><text:bookmark-start text:name="the-ridiculous"/>The Ridiculous<text:bookmark-end text:name="the-ridiculous"/></text:h>
      <text:p text:style-name="P7">Henry says that the ridiculous is what he uses in his current work.</text:p>
      <text:p text:style-name="P9">Henry thinks that <text:span text:style-name="T5">the only source of ridicules is affectation</text:span>, which he attributes to two main causes: <text:span text:style-name="T8">vanity</text:span> and <text:span text:style-name="T8">hypocrisy</text:span>.</text:p>
      <text:p text:style-name="P9">Affectation<text:span text:style-name="T9">(التظاهر)</text:span>: Is a behavior that is designed to impress others.</text:p>
      <text:p text:style-name="P9">Henry thinks the vain man is better than the hypocrite, because at least the vain man has some of the things he claim to have but not to the extent, <text:span text:style-name="T5">the hypocrite</text:span> however doesn’t have the things he claims because of that he <text:span text:style-name="T5">is more ridiculous</text:span>.</text:p>
      <text:p text:style-name="P8"><text:span text:style-name="T2">Q/ Difference between vanity and Hypocrisy</text:span>?</text:p>
      <text:p text:style-name="P9">Vanity: A vain man exaggerate his virtues, it is excessive pride in one ability.</text:p>
      <text:p text:style-name="P9"><text:soft-page-break/>Hypocrisy: A hypocrite is a person that conceal his vices under an appearance of their opposite virtues</text:p>
      <text:p text:style-name="P8"><text:span text:style-name="T2">Q/ Is everything subject to ridicule to Henry</text:span>?</text:p>
      <text:p text:style-name="P9">To Henry the imperfection of nature, misfortunes and calamities of life are <text:span text:style-name="T2">Not</text:span> the object of ridicule.</text:p>
      <text:h text:style-name="P6" text:outline-level="2"><text:bookmark-start text:name="henry-influencers-and-inspiration"/>Henry Influences and Inspiration<text:bookmark-end text:name="henry-influencers-and-inspiration"/></text:h>
      <text:list text:style-name="L4">
        <text:list-item>
          <text:p text:style-name="P15"><text:span text:style-name="T2">Don Quixote By Cervantes</text:span>: Joseph Andrews is an imitation of Don Quixote, which was a <text:span text:style-name="T3">picaresque</text:span> novel.</text:p>
        </text:list-item>
        <text:list-item>
          <text:p text:style-name="P15"><text:span text:style-name="T2">Homer</text:span>: Greek poet,Henry was writing in the spirit of his lost <text:span text:style-name="T3">Comic Epic</text:span> (Margites).</text:p>
        </text:list-item>
        <text:list-item>
          <text:p text:style-name="P15"><text:span text:style-name="T2">Ben Jonson</text:span>: Which Henry admired the most, saying “he understood the ridicules the best”.</text:p>
        </text:list-item>
      </text:list>
      <text:h text:style-name="P3" text:outline-level="1"><text:bookmark-start text:name="chapter-1"/>Chapter 1<text:bookmark-end text:name="chapter-1"/></text:h>
      <text:p text:style-name="P7">In this chapter Henry talks about how important is to write biographies (writing about people lives), how biographies give delight and instruction, he says that his work is a biography, and mentions four biographers:</text:p>
      <text:list text:style-name="L5">
        <text:list-item>
          <text:p text:style-name="P16"><text:span text:style-name="T2">Plutarch</text:span>: Greek biographer.</text:p>
        </text:list-item>
        <text:list-item>
          <text:p text:style-name="P16"><text:span text:style-name="T2">Nepos</text:span>: Roman biographer.</text:p>
        </text:list-item>
      </text:list>
      <text:p text:style-name="P7">Both Nepos and Plutarch were both not read by English readers, because they were written in Roman and Greek and they are forgotten languages.</text:p>
      <text:list text:style-name="L6">
        <text:list-item>
          <text:p text:style-name="P17"><text:span text:style-name="T2">Colley Cibber</text:span>: A contemporary to Henry which wrote an autobiography (writing about his own life).</text:p>
        </text:list-item>
        <text:list-item>
          <text:p text:style-name="P17"><text:span text:style-name="T2">Samuel Richardson</text:span>: A contemporary to Henry who wrote Pamela, <text:span text:style-name="T10">a</text:span> biography which talks about female chastity. </text:p>
        </text:list-item>
      </text:list>
      <text:p text:style-name="P7">Henry uses an understatement<text:span text:style-name="T11">(كلام مبطن)</text:span> to talk about both Colley Cibber and Samuel Richardson, Henry takes issue with both of these biographers because they are hypocritical and vain, Showing unrealistic characters and exaggerate their virtue.</text:p>
      <text:p text:style-name="P8"><text:span text:style-name="T2">Q/ Why did Henry criticize Richardson’s Pamela</text:span>?</text:p>
      <text:p text:style-name="P9">Henry criticize Pamela because of how vain and unrealistic it is in mimicking its character (Pamela).</text:p>
      <text:p text:style-name="P8"><text:span text:style-name="T2">Q/ How is Richardson’s Pamela similar to Joseph Andrews</text:span>?</text:p>
      <text:p text:style-name="P9">One of Richardson main theme is female chastity, <text:span text:style-name="T5">Joseph Andrews talks about male chastity.</text:span></text:p>
      <text:h text:style-name="P3" text:outline-level="1"><text:bookmark-start text:name="chapter-2"/><text:soft-page-break/>Chapter 2<text:bookmark-end text:name="chapter-2"/></text:h>
      <text:p text:style-name="P7"><draw:custom-shape text:anchor-type="paragraph" draw:z-index="0" draw:name="Shape 1" draw:style-name="gr1" draw:text-style-name="P18" svg:width="0.5815in" svg:height="0.2169in" svg:x="2.5992in" svg:y="0.6071in"><text:p/><draw:enhanced-geometry svg:viewBox="0 0 21600 21600" draw:text-areas="0 0 21600 21600" draw:mirror-vertical="true" draw:mirror-horizontal="true" draw:type="circular-arrow" draw:modifiers="-179.35716486428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In this Chapter Henry talks about Joseph Genealogy, Henry says that he tried to search for his ancestors but he found nothing of significance, Henry compares him to the Athens who <text:span text:style-name="T5">sprung up from a dunghill </text:span>(autokopros).</text:p>
      <text:p text:style-name="P9">His father was Gaffer and his mother was Gammar, his sister was Pamela and his great-grandfather was cudgel-player.</text:p>
      <text:p text:style-name="P9">There were an epitaph that mentions Andrew (without an s) who were part of sect called <text:span text:style-name="T3">laughing philosophers</text:span> (Merry Andrews).</text:p>
      <text:p text:style-name="P9">All epic heroes used to have god-like ancestors, a family tree filled with kings and warriors, Henry wanted to challenge the reader exceptions and made him come from low birth.</text:p>
      <text:p text:style-name="P19">Q/ what is the meaning of Gaffer and Gammar?</text:p>
      <text:p text:style-name="P9">They were common names to refer to old people, which implies that Joseph parents are ordinary unknown people.</text:p>
      <text:p text:style-name="P20">Q/ Who is the Laughing philosophers?</text:p>
      <text:p text:style-name="P9">They were a sect who was founded by one of Andrews ancestors (as was claimed by a friend).</text:p>
      <text:p text:style-name="P8"><text:span text:style-name="T2">Q/ Why Joseph didn’t had any significant ancestors</text:span>?</text:p>
      <text:p text:style-name="P9">Because Henry wanted to challenge the reader exceptions.</text:p>
      <text:h text:style-name="P6" text:outline-level="2"><text:bookmark-start text:name="joseph-employments"/>Joseph Employments<text:bookmark-end text:name="joseph-employments"/></text:h>
      <text:list text:style-name="L7">
        <text:list-item>
          <text:p text:style-name="P21">At 10 he worked at <text:span text:style-name="T2">keeping birds</text:span>.</text:p>
        </text:list-item>
        <text:list-item>
          <text:p text:style-name="P21">He then worked as a <text:span text:style-name="T2">whipper-in</text:span><text:note text:id="ftn3" text:note-class="footnote"><text:note-citation>3</text:note-citation><text:note-body><text:p text:style-name="P22">The Hunter assistant.</text:p></text:note-body></text:note>.</text:p>
        </text:list-item>
        <text:list-item>
          <text:p text:style-name="P21">Then he worked in the stable where he <text:span text:style-name="T2">rode horses</text:span>.</text:p>
        </text:list-item>
        <text:list-item>
          <text:p text:style-name="P21">At 17 he worked as a <text:span text:style-name="T2">footboy</text:span> (personal servant) to Lady Boob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 Sans Condensed" svg:font-family="'Open Sans Condensed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Regular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title>Joseph Andrews</dc:title>
    <dc:description/>
    <dc:subject/>
    <meta:keyword/>
    <dc:language>en-US</dc:language>
    <meta:initial-creator>Henry Fielding</meta:initial-creator>
    <meta:creation-date>2024-11-10T18:07:34Z</meta:creation-date>
    <dc:date>2024-11-10T21:34:24.680578740</dc:date>
    <meta:editing-duration>PT26M25S</meta:editing-duration>
    <meta:editing-cycles>33</meta:editing-cycles>
    <meta:document-statistic meta:table-count="1" meta:image-count="0" meta:object-count="0" meta:page-count="4" meta:paragraph-count="85" meta:word-count="1074" meta:character-count="6369" meta:non-whitespace-character-count="5399"/>
    <meta:user-defined meta:name="date">2024-10-19</meta:user-defined>
    <meta:user-defined meta:name="documentclass">extarticle</meta:user-defined>
    <meta:user-defined meta:name="fontsize">16pt</meta:user-defined>
  </office:meta>
</office:document-meta>
</file>